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1.0862in"/>
    </style:style>
    <style:style style:name="co22" style:family="table-column">
      <style:table-column-properties fo:break-before="auto" style:column-width="1.192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0.7965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4075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T1" style:family="text">
      <style:text-properties style:font-name="Liberation Sans" fo:font-weight="bold" style:font-name-asian="Droid Sans Fallback" style:font-name-complex="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InstructionAddress</text:p>
          </table:table-cell>
          <table:table-cell office:value-type="string" calcext:value-type="string">
            <text:p>StringLoadZero</text:p>
          </table:table-cell>
          <table:table-cell office:value-type="string" calcext:value-type="string">
            <text:p>StringLoadChar</text:p>
          </table:table-cell>
          <table:table-cell office:value-type="string" calcext:value-type="string">
            <text:p>StringLoadBuffer</text:p>
          </table:table-cell>
          <table:table-cell office:value-type="string" calcext:value-type="string">
            <text:p>ConcatenadeChar</text:p>
          </table:table-cell>
          <table:table-cell office:value-type="string" calcext:value-type="string">
            <text:p>StringShiftRight</text:p>
          </table:table-cell>
          <table:table-cell office:value-type="string" calcext:value-type="string">
            <text:p>ConcatenadeStringSize</text:p>
          </table:table-cell>
          <table:table-cell office:value-type="string" calcext:value-type="string">
            <text:p>LoadInsertPointer</text:p>
          </table:table-cell>
          <table:table-cell office:value-type="string" calcext:value-type="string">
            <text:p>UpdateInserPointer</text:p>
          </table:table-cell>
          <table:table-cell office:value-type="string" calcext:value-type="string">
            <text:p>CodeLoadZero</text:p>
          </table:table-cell>
          <table:table-cell office:value-type="string" calcext:value-type="string">
            <text:p>CodeIncrement</text:p>
          </table:table-cell>
          <table:table-cell office:value-type="string" calcext:value-type="string">
            <text:p>NotFou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CharLoadBuffer</text:p>
          </table:table-cell>
          <table:table-cell office:value-type="string" calcext:value-type="string">
            <text:p>BufferInitDicPointer</text:p>
          </table:table-cell>
          <table:table-cell office:value-type="string" calcext:value-type="string">
            <text:p>LoadDicPointer</text:p>
          </table:table-cell>
          <table:table-cell office:value-type="string" calcext:value-type="string">
            <text:p>DicPointerIncrement</text:p>
          </table:table-cell>
          <table:table-cell office:value-type="string" calcext:value-type="string">
            <text:p>LoadJumpAddress</text:p>
          </table:table-cell>
          <table:table-cell office:value-type="string" calcext:value-type="string">
            <text:p>DicPointerLoadInsert</text:p>
          </table:table-cell>
          <table:table-cell office:value-type="string" calcext:value-type="string">
            <text:p>StringRAMLoad</text:p>
          </table:table-cell>
          <table:table-cell office:value-type="string" calcext:value-type="string">
            <text:p>StringRAMZero</text:p>
          </table:table-cell>
          <table:table-cell office:value-type="string" calcext:value-type="string">
            <text:p>StringRAMShift</text:p>
          </table:table-cell>
          <table:table-cell office:value-type="string" calcext:value-type="string">
            <text:p>SetJumpAddress</text:p>
          </table:table-cell>
          <table:table-cell office:value-type="string" calcext:value-type="string">
            <text:p>OutputBuffer</text:p>
          </table:table-cell>
          <table:table-cell office:value-type="string" calcext:value-type="string">
            <text:p>ClosedBuffer</text:p>
          </table:table-cell>
          <table:table-cell office:value-type="string" calcext:value-type="string">
            <text:p>RAMread</text:p>
          </table:table-cell>
          <table:table-cell office:value-type="string" calcext:value-type="string">
            <text:p>RAMZeroData</text:p>
          </table:table-cell>
          <table:table-cell office:value-type="string" calcext:value-type="string">
            <text:p>InitRAMCode</text:p>
          </table:table-cell>
          <table:table-cell office:value-type="string" calcext:value-type="string">
            <text:p>WriteString</text:p>
          </table:table-cell>
          <table:table-cell office:value-type="string" calcext:value-type="string">
            <text:p>JumpSelection</text:p>
          </table:table-cell>
          <table:table-cell office:value-type="string" calcext:value-type="string">
            <text:p>JumpAddress</text:p>
          </table:table-cell>
          <table:table-cell office:value-type="string" calcext:value-type="string">
            <text:p>Jump Subroutine</text:p>
          </table:table-cell>
          <table:table-cell office:value-type="string" calcext:value-type="string">
            <text:p>Return Subroutine</text:p>
          </table:table-cell>
          <table:table-cell office:value-type="string" calcext:value-type="string">
            <text:p>Salto hacia</text:p>
          </table:table-cell>
          <table:table-cell/>
        </table:table-row>
        <table:table-row table:style-name="ro1">
          <table:table-cell table:style-name="ce1" office:value-type="string" calcext:value-type="string">
            <text:p>Inicio Glob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 compress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table:formula="of:=DEC2BIN([.AJ3];8)" office:value-type="string" office:string-value="00000100" calcext:value-type="string">
            <text:p>000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decompress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formula="of:=DEC2BIN([.AJ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Deco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cio Global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5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pan text:style-name="T1">Compress</text:span></text:p>
            <text:p>InitDicPointer ← Buffer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tDict SR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7];8)" office:value-type="string" office:string-value="00010101" calcext:value-type="string">
            <text:p>00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InitDic S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ring ← Buff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8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ress Loop</text:p>
            <text:p>Char ← Buffer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9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{String, Char}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0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9" calcext:value-type="float">
            <text:p>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1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ound?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formula="of:=DEC2BIN([.AJ12];8)" office:value-type="string" office:string-value="00010000" calcext:value-type="string">
            <text:p>00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f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dEntry SR</text:p>
          </table:table-cell>
          <table:table-cell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3];8)" office:value-type="string" office:string-value="00110000" calcext:value-type="string">
            <text:p>00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AddEntry S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hift String Righ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5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C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7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oin Found</text:p>
            <text:p>EndOfFile ?</text:p>
          </table:table-cell>
          <table:table-cell office:value-type="float" office:value="16" calcext:value-type="float">
            <text:p>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" calcext:value-type="float">
            <text:p>0011</text:p>
          </table:table-cell>
          <table:table-cell table:formula="of:=DEC2BIN([.AJ18];8)" office:value-type="string" office:string-value="00010010" calcext:value-type="string">
            <text:p>0001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2 adela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mp Compress Loop</text:p>
          </table:table-cell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9];8)" office:value-type="string" office:string-value="00000111" calcext:value-type="string">
            <text:p>000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 Loo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Jmp Search RS</text:p>
          </table:table-cell>
          <table:table-cell office:value-type="float" office:value="18" calcext:value-type="float">
            <text:p>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0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9" calcext:value-type="float">
            <text:p>1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 communications</text:p>
          </table:table-cell>
          <table:table-cell office:value-type="float" office:value="20" calcext:value-type="float">
            <text:p>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 Inicio Global</text:p>
          </table:table-cell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3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pan text:style-name="T1">Init Dictrionary SR</text:span></text:p>
            <text:p>DicPointer ← InitDicP</text:p>
            <text:p>Code ← Zero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ctionary Loop</text:p>
            <text:p>Code &gt; 128?</text:p>
          </table:table-cell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" calcext:value-type="float">
            <text:p>0101</text:p>
          </table:table-cell>
          <table:table-cell table:formula="of:=DEC2BIN([.AJ25];8)" office:value-type="string" office:string-value="00011000" calcext:value-type="string">
            <text:p>000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M ← Code</text:p>
          </table:table-cell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6];8)" office:value-type="string" office:string-value="00011001" calcext:value-type="string">
            <text:p>000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Cod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AM ← Zero</text:p>
          </table:table-cell>
          <table:table-cell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7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in Code &gt; 128</text:p>
            <text:p>DicPointer + 1</text:p>
            <text:p>Code + 1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8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= 0?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  <table:table-cell table:formula="of:=DEC2BIN([.AJ29];8)" office:value-type="string" office:string-value="00011100" calcext:value-type="string">
            <text:p>000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mp Dictionary Loop</text:p>
          </table:table-cell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0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ctionary L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Pntr ← DicPntr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2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earch Subroutine</text:span></text:p>
            <text:p>Not Found</text:p>
            <text:p>DicPntr ← InitDicPntr</text:p>
            <text:p>Code ← 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arch Loop</text:p>
            <text:p>StringRAM ← 0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3" calcext:value-type="float">
            <text:p>3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Dic JmpAddress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6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= StringSize?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formula="of:=DEC2BIN([.AJ37];8)" office:value-type="string" office:string-value="00100100" calcext:value-type="string">
            <text:p>001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Step To Search Loop</text:p>
            <text:p>Load Jmp Address</text:p>
            <text:p>Code + 1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8];8)" office:value-type="string" office:string-value="00011111" calcext:value-type="string">
            <text:p>000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rch Lo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37" calcext:value-type="float">
            <text:p>3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9];8)" office:value-type="string" office:string-value="00000000" calcext:value-type="string">
            <text:p>000000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cPntr = JmpPointer ?</text:p>
          </table:table-cell>
          <table:table-cell office:value-type="float" office:value="38" calcext:value-type="float">
            <text:p>3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DEC2BIN([.AJ40];8)" office:value-type="string" office:string-value="00100111" calcext:value-type="string">
            <text:p>001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9" calcext:value-type="float">
            <text:p>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1];8)" office:value-type="string" office:string-value="00100100" calcext:value-type="string">
            <text:p>001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tringRAM size = 0?</text:p>
          </table:table-cell>
          <table:table-cell office:value-type="float" office:value="40" calcext:value-type="float">
            <text:p>4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1" calcext:value-type="float">
            <text:p>0111</text:p>
          </table:table-cell>
          <table:table-cell table:formula="of:=DEC2BIN([.AJ42];8)" office:value-type="string" office:string-value="00101001" calcext:value-type="string">
            <text:p>00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mp 2 ahead</text:p>
          </table:table-cell>
          <table:table-cell office:value-type="float" office:value="41" calcext:value-type="float">
            <text:p>4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3];8)" office:value-type="string" office:string-value="00101010" calcext:value-type="string">
            <text:p>0010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tringRAM shift</text:p>
          </table:table-cell>
          <table:table-cell office:value-type="float" office:value="42" calcext:value-type="float">
            <text:p>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4];8)" office:value-type="string" office:string-value="00100111" calcext:value-type="string">
            <text:p>001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ringRAM = String ?</text:p>
          </table:table-cell>
          <table:table-cell office:value-type="float" office:value="43" calcext:value-type="float">
            <text:p>4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" calcext:value-type="float">
            <text:p>0110</text:p>
          </table:table-cell>
          <table:table-cell table:formula="of:=DEC2BIN([.AJ45];8)" office:value-type="string" office:string-value="00101110" calcext:value-type="string">
            <text:p>0010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adelant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44" calcext:value-type="float">
            <text:p>4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46];8)" office:value-type="string" office:string-value="00101101" calcext:value-type="string">
            <text:p>0010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mp Step To Search Loop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7];8)" office:value-type="string" office:string-value="00100011" calcext:value-type="string">
            <text:p>0010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p To Search Loop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t Found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8];8)" office:value-type="string" office:string-value="00101111" calcext:value-type="string">
            <text:p>0010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ound 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49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48" calcext:value-type="float">
            <text:p>4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0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ddEntry SR</text:p>
            <text:p><text:span text:style-name="T2">DicPntr ← InsertPntr</text:span>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pdate InserPntr</text:p>
            <text:p>String ← {String, Size}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Entry Loop</text:p>
            <text:p>RAM ← String</text:p>
          </table:table-cell>
          <table:table-cell office:value-type="float" office:value="51" calcext:value-type="float">
            <text:p>5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</text:p>
          </table:table-cell>
          <table:table-cell table:formula="of:=DEC2BIN([.AJ5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54" calcext:value-type="float">
            <text:p>5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6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55" calcext:value-type="float">
            <text:p>5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57];8)" office:value-type="string" office:string-value="00111000" calcext:value-type="string">
            <text:p>001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mp AddEntry Loop</text:p>
          </table:table-cell>
          <table:table-cell office:value-type="float" office:value="56" calcext:value-type="float">
            <text:p>5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8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57" calcext:value-type="float">
            <text:p>5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9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 table:number-rows-repeated="1048515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number:number-style style:name="N122">
      <number:number number:decimal-places="0" number:min-integer-digits="8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7:16:51.273536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4:41:04.698680204</meta:creation-date>
    <dc:date>2015-07-15T08:26:22.016407849</dc:date>
    <meta:editing-duration>PT6H53M33S</meta:editing-duration>
    <meta:editing-cycles>405</meta:editing-cycles>
    <meta:generator>LibreOffice/4.2.8.2$Linux_X86_64 LibreOffice_project/420m0$Build-2</meta:generator>
    <meta:document-statistic meta:table-count="1" meta:cell-count="2118" meta:object-count="0"/>
  </office:meta>
</office:document-meta>
</file>